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draw:shadow="hidden"/>
    </style:style>
    <style:style style:name="gr7" style:family="graphic" style:parent-style-name="standard">
      <style:graphic-properties svg:stroke-color="#333333" draw:fill="solid" draw:fill-color="#ffff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fo:min-height="14.99cm" draw:shadow="hidden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000000" draw:fill="solid" draw:fill-color="#000000" draw:textarea-vertical-align="middle" draw:auto-grow-height="false" fo:min-height="0.749cm" fo:min-width="0.499cm" draw:shadow="hidden"/>
    </style:style>
    <style:style style:name="gr12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fo:min-height="0.63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text-properties fo:color="#000000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color="#ff333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844cm" svg:x="0cm" svg:y="-0.25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27cm" svg:x="4.093cm" svg:y="0.9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02cm" svg:height="1.27cm" svg:x="7.604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02cm" svg:height="1.27cm" svg:x="11.193cm" svg:y="0.9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02cm" svg:height="1.27cm" svg:x="14.793cm" svg:y="0.9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61cm" svg:height="18.288cm" svg:x="0.238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3.694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3.695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4.995cm">
          <text:p text:style-name="P1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4.996cm">
          <text:p text:style-name="P1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6.295cm">
          <text:p text:style-name="P1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6.296cm">
          <text:p text:style-name="P1">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7.596cm">
          <text:p text:style-name="P1">Flo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7.597cm">
          <text:p text:style-name="P1">Ce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8.895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32cm" svg:y="8.874cm">
          <text:p text:style-name="P1">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10.196cm">
          <text:p text:style-name="P1">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10.197cm">
          <text:p text:style-name="P1"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11.496cm">
          <text:p text:style-name="P1">&gt;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11.497cm">
          <text:p text:style-name="P1">&l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12.797cm">
          <text:p text:style-name="P1">&lt;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12.798cm">
          <text:p text:style-name="P1">=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95cm" svg:height="0.611cm" draw:transform="skewX (-0.00157079632679488) rotate (1.62926485673671) translate (5.668cm 2.05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95cm" svg:height="0.612cm" draw:transform="skewX (-0.00157079632679489) rotate (1.62926485673671) translate (5.006cm 2.05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85cm" svg:height="0.934cm" svg:x="4.881cm" svg:y="1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95cm" svg:height="0.611cm" draw:transform="skewX (-0.0015707963267949) rotate (-1.50080862378992) translate (16.458cm 1.22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95cm" svg:height="0.612cm" draw:transform="skewX (-0.0015707963267949) rotate (-1.50080862378992) translate (17.12cm 1.2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85cm" svg:height="0.934cm" draw:transform="rotate (-3.13007348052663) translate (17.254cm 2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95cm" svg:height="0.611cm" draw:transform="skewX (-0.00157079632679488) rotate (1.62926485673671) translate (8.774cm 2.07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95cm" svg:height="0.611cm" draw:transform="skewX (-0.0015707963267949) rotate (-1.50080862378992) translate (13.244cm 1.22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2.9cm" svg:height="18.288cm" svg:x="5.753cm" svg:y="2.905cm">
          <text:p text:style-name="P1"><text:span text:style-name="T1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10.033cm" svg:height="15.24cm" svg:x="6.969cm" svg:y="3.794cm">
          <draw:text-box>
            <text:p text:style-name="P3"><text:span text:style-name="T2"><text:s/></text:span><text:span text:style-name="T2">Func Heap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End func</text:span></text:p>
          </draw:text-box>
        </draw:frame>
        <draw:custom-shape draw:style-name="gr9" draw:text-style-name="P1" draw:layer="layout" svg:width="3.302cm" svg:height="1.27cm" svg:x="0.494cm" svg:y="0.975cm">
          <text:p text:style-name="P1">New 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95cm" svg:height="0.611cm" draw:transform="skewX (-0.0015707963267949) rotate (3.138276528011) translate (3.565cm 1.96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.413cm" svg:height="1.016cm" svg:x="0.465cm" svg:y="13.995cm">
          <text:p text:style-name="P1">!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0.465cm" svg:y="15.296cm">
          <text:p text:style-name="P1">F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13.996cm">
          <text:p text:style-name="P1">V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016cm" svg:x="3.065cm" svg:y="15.297cm">
          <text:p text:style-name="P1">Wh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9cm" svg:height="9.017cm" svg:x="18.78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9cm" svg:height="9.271cm" svg:x="18.806cm" svg:y="11.922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draw:layer="layout" svg:width="0.635cm" svg:height="0.508cm" svg:x="5.855cm" svg:y="4.13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0.37cm" svg:height="1.27cm" svg:x="7.394cm" svg:y="5.0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1.143cm" svg:height="0.962cm" svg:x="12.001cm" svg:y="6.1cm">
          <draw:text-box>
            <text:p text:style-name="P5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55:58.856928257</meta:creation-date>
    <dc:date>2016-04-11T23:06:30.087347590</dc:date>
    <meta:editing-duration>PT2H25M13S</meta:editing-duration>
    <meta:editing-cycles>1</meta:editing-cycles>
    <meta:document-statistic meta:object-count="43"/>
    <meta:generator>LibreOffice/4.2.8.2$Linux_X86_64 LibreOffice_project/420m0$Build-2</meta:generator>
  </office:meta>
</office:document-meta>
</file>